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1" svg:font-family="'DejaVu Sans'" style:font-family-generic="swiss"/>
    <style:font-face style:name="Times New Roman" svg:font-family="'Times New Roman'" style:font-family-generic="roman" style:font-pitch="variable"/>
    <style:font-face style:name="Tinos" svg:font-family="Tinos" style:font-family-generic="roman" style:font-pitch="variable"/>
    <style:font-face style:name="Arimo" svg:font-family="Arimo" style:font-family-generic="swiss" style:font-pitch="variable"/>
    <style:font-face style:name="AR PL UMing CN" svg:font-family="'AR PL UMing CN'"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Times New Roman" fo:font-size="14pt" style:font-size-asian="14pt" style:font-size-complex="14pt"/>
    </style:style>
    <style:style style:name="P2" style:family="paragraph" style:parent-style-name="Standard">
      <style:paragraph-properties fo:padding="0.0291in" fo:border-left="none" fo:border-right="none" fo:border-top="none" fo:border-bottom="0.0008in solid #000000" style:join-border="false"/>
      <style:text-properties style:font-name="Times New Roman"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êu âm (còn được gọi là siêu âm hình ảnh hoặc siêu âm y học) là một phương pháp chẩn đoán không xâm lấn sử dụng sóng siêu âm để tạo ra hình ảnh của bên trong cơ thể. Phương pháp này sử dụng sóng siêu âm có tần số cao hơn tần số âm thanh có thể nghe được bởi tai người (từ khoảng 2 megahertz đến hàng trăm megahertz). Đối với con người, sóng siêu âm được chuyển đến và từ các bộ phận cơ thể thông qua dụng cụ gọi là máy siêu âm hoặc chuyển đổi sóng.</text:p>
      <text:p text:style-name="P1"/>
      <text:p text:style-name="P1">Khi sóng siêu âm đi qua các cơ quan và mô trong cơ thể, nó sẽ gặp phản xạ từ các cấu trúc khác nhau. Máy siêu âm sẽ thu thập thông tin về thời gian mà sóng mất để quay lại sau khi phản xạ, từ đó tạo thành hình ảnh 2D hoặc 3D của cơ thể.</text:p>
      <text:p text:style-name="P1"/>
      <text:p text:style-name="P1">Ứng dụng của siêu âm rất đa dạng, từ chẩn đoán các vấn đề y tế như thai nghén, bệnh tim mạch, tổn thương cơ và xương, bệnh gan, tiểu đường, đến giúp hướng dẫn quá trình tiêm thuốc, trị liệu và thủ thuật.</text:p>
      <text:p text:style-name="P1"/>
      <text:p text:style-name="P1">Siêu âm không gây đau hay rủi ro lớn cho bệnh nhân và đã trở thành một công cụ quan trọng trong lĩnh vực y học. Tuy nhiên, nó có giới hạn trong việc xâm phạm các cơ quan bên trong mô mềm (như não) do sóng siêu âm không thể đi qua xương mà không bị giảm đi hiệu suất. Trong những trường hợp này, các phương pháp hình ảnh khác như MRI (cộng hưởng từ hạt nhân) hoặc CT (tomography tính toán) có thể được sử dụng.</text:p>
      <text:p text:style-name="P1"/>
      <text:p text:style-name="P1">Siêu âm có rất nhiều ứng dụng trong lĩnh vực y học, dưới đây là một số trong số chúng:</text:p>
      <text:p text:style-name="P1"/>
      <text:p text:style-name="P1">1. Chẩn đoán thai kỳ: Siêu âm thai kỳ được sử dụng để theo dõi và chẩn đoán sự phát triển của thai nhi trong tử cung. Nó có thể giúp xác định tuổi thai, vị trí thai nhi, đánh giá sự phát triển, giám sát tim thai và phát hiện các dị tật bẩm sinh.</text:p>
      <text:p text:style-name="P1"/>
      <text:p text:style-name="P1">2. Chẩn đoán bệnh tim mạch: Siêu âm tim giúp xem xét cấu trúc và chức năng của tim, bao gồm xem van tim, đánh giá hệ thống mạch máu và phát hiện bất thường trong các bộ phận tim.</text:p>
      <text:p text:style-name="P1"/>
      <text:p text:style-name="P1">3. Chẩn đoán bệnh gan và túi mật: Siêu âm cơ bản và Doppler (siêu âm mạch máu) được sử dụng để đánh giá bệnh gan, túi mật và các vấn đề liên quan đến dịch tử cung và gan.</text:p>
      <text:p text:style-name="P1"/>
      <text:p text:style-name="P1">4. Chẩn đoán bệnh tiểu đường: Siêu âm có thể sử dụng để kiểm tra thận và đo kích thước của thận, giúp theo dõi bệnh tiểu đường và các biến chứng liên quan.</text:p>
      <text:p text:style-name="P1"/>
      <text:p text:style-name="P1">5. Chẩn đoán bệnh tiêu hóa: Siêu âm cơ bản và siêu âm Doppler có thể giúp xác định các bệnh về dạ dày, ruột và các cơ quan tiêu hóa khác, như ung thư, sỏi, viêm loét, và sưng tuyến tụy.</text:p>
      <text:p text:style-name="P1"/>
      <text:p text:style-name="P1">6. Chẩn đoán bệnh thận: Siêu âm thận hỗ trợ trong việc xem xét cấu trúc và kích thước <text:soft-page-break/>của thận, đánh giá chức năng thận và giúp phát hiện các vấn đề như sỏi thận hoặc u tuyến thượng thận.</text:p>
      <text:p text:style-name="P1"/>
      <text:p text:style-name="P1">7. Hướng dẫn tiêm và thủ thuật: Siêu âm có thể được sử dụng để hướng dẫn việc tiêm chích hoặc hướng dẫn trong quá trình thực hiện các thủ thuật nhỏ khác nhau.</text:p>
      <text:p text:style-name="P1"/>
      <text:p text:style-name="P1">8. Đánh giá sỏi tiểu đường: Siêu âm có thể được sử dụng để xác định kích thước, số lượng và vị trí của sỏi tiểu đường, giúp quyết định liệu liệu pháp cần thiết.</text:p>
      <text:p text:style-name="P1"/>
      <text:p text:style-name="P1">Đây chỉ là một số ví dụ về ứng dụng của siêu âm trong y học. Có thể thấy rằng siêu âm đóng vai trò quan trọng trong việc hỗ trợ chẩn đoán, giám sát và điều trị các vấn đề y tế.</text:p>
      <text:p text:style-name="P1">Biểu thức tần số trong hiệu ứng Doppler được viết như sau:</text:p>
      <text:p text:style-name="P1"/>
      <text:p text:style-name="P1">Tần số quan sát (f') = Tần số nguồn (f) x (vận tốc âm thanh trong môi trường + vận tốc của nguồn) / (vận tốc âm thanh trong môi trường + vận tốc quan sát)</text:p>
      <text:p text:style-name="P1"/>
      <text:p text:style-name="P1">Trong biểu thức trên:</text:p>
      <text:p text:style-name="P1">- Tần số quan sát (f'): Là tần số được quan sát bởi người quan sát hoặc máy đo, được tính bằng hertz (Hz).</text:p>
      <text:p text:style-name="P1">- Tần số nguồn (f): Là tần số ban đầu của nguồn sóng, cũng được tính bằng hertz (Hz).</text:p>
      <text:p text:style-name="P1">- Vận tốc âm thanh trong môi trường: Đây là vận tốc của âm thanh trong môi trường nơi sóng âm (hoặc sóng siêu âm) di chuyển. Đơn vị thường là mét/giây (m/s).</text:p>
      <text:p text:style-name="P1">- Vận tốc của nguồn: Đây là vận tốc của nguồn sóng âm (hoặc sóng siêu âm) đối với người quan sát. Đơn vị cũng là mét/giây (m/s).</text:p>
      <text:p text:style-name="P1">- Vận tốc quan sát: Đây là vận tốc của người quan sát (hoặc máy đo) đối với nguồn sóng âm (hoặc sóng siêu âm). Đơn vị cũng là mét/giây (m/s).</text:p>
      <text:p text:style-name="P1"/>
      <text:p text:style-name="P1">Công thức này thể hiện mối liên hệ giữa tần số sóng khi được quan sát tại một vị trí chưa di chuyển và tần số ban đầu của nguồn sóng khi nguồn và người quan sát đều đang di chuyển tương đối với nhau.</text:p>
      <text:p text:style-name="P2"/>
      <text:p text:style-name="P1"/>
      <text:p text:style-name="P1">Nhiệt giai (hay còn gọi là trạng thái nhiệt) là một thuật ngữ được sử dụng trong vật lý để mô tả trạng thái nhiệt độ của một hệ thống. Có ba loại chính của nhiệt giai, bao gồm:</text:p>
      <text:p text:style-name="P1"/>
      <text:p text:style-name="P1">1. Nhiệt giai cân bằng (Thermal equilibrium): Trạng thái nhiệt giai cân bằng xảy ra khi hai hoặc nhiều vật thể có cùng nhiệt độ và không có sự trao đổi nhiệt giữa chúng nữa. Khi hai vật thể ở nhiệt giai cân bằng tiếp xúc với nhau, không có sự thay đổi về nhiệt độ xảy ra.</text:p>
      <text:p text:style-name="P1"/>
      <text:p text:style-name="P1">2. Nhiệt giai không cân bằng (Non-equilibrium thermal state): Trạng thái nhiệt giai không cân bằng xảy ra khi hai hoặc nhiều vật thể có nhiệt độ khác nhau và đang trao đổi <text:soft-page-break/>nhiệt với nhau. Trong trạng thái này, tổng năng lượng của hệ thống có thể thay đổi theo thời gian do sự trao đổi nhiệt giữa các vật thể.</text:p>
      <text:p text:style-name="P1"/>
      <text:p text:style-name="P1">3. Nhiệt giai tuyến tính (Quasi-static thermal state): Trạng thái nhiệt giai tuyến tính là một dạng đặc biệt của trạng thái nhiệt giai, trong đó hệ thống trải qua quá trình chuyển đổi từ trạng thái cân bằng này đến trạng thái cân bằng khác một cách rất chậm, gần như đạt đến cân bằng hoàn toàn. Trong trạng thái này, các hệ thống đạt được trạng thái cân bằng liên tiếp thông qua các trạng thái cân bằng trung gian, mà các trạng thái này cũng đều là nhiệt giai cân bằng.</text:p>
      <text:p text:style-name="P1"/>
      <text:p text:style-name="P1">Như vậy, nhiệt giai thể hiện sự cân bằng và trao đổi nhiệt giữa các vật thể hoặc hệ thống và được sử dụng để mô tả trạng thái nhiệt độ của chúng.</text:p>
      <text:p text:style-name="P1"/>
      <text:p text:style-name="P1">Các loại sóng điện từ là các dạng sóng mà các điện và từ trường lan tỏa qua không gian theo cấu trúc sóng. Dưới đây là danh sách các loại sóng điện từ theo thứ tự tăng dần của bước sóng:</text:p>
      <text:p text:style-name="P1"/>
      <text:p text:style-name="P1">1. Sóng Radio: Còn được gọi là sóng vô tuyến, được sử dụng rộng rãi trong viễn thông, phát sóng truyền hình, và các ứng dụng không dây khác.</text:p>
      <text:p text:style-name="P1"/>
      <text:p text:style-name="P1">2. Sóng hồng ngoại (Infrared): Sử dụng trong các thiết bị điều khiển từ xa, cũng như trong các ứng dụng truyền tải dữ liệu ngắn khoảng cách.</text:p>
      <text:p text:style-name="P1"/>
      <text:p text:style-name="P1">3. Ánh sáng nhìn thấy (Visible light): Đây là dạng sóng điện từ mà con người có thể nhìn thấy và tạo thành quang phổ màu sắc.</text:p>
      <text:p text:style-name="P1"/>
      <text:p text:style-name="P1">4. Sóng cực tím (Ultraviolet): Có tia cực tím trong ánh sáng mặt trời, được sử dụng trong thiết bị diệt khuẩn và chất tẩy trắng.</text:p>
      <text:p text:style-name="P1"/>
      <text:p text:style-name="P1">5. Sóng X: Có khả năng xuyên qua các vật liệu dày, được sử dụng trong y học và kiểm tra chất rắn.</text:p>
      <text:p text:style-name="P1"/>
      <text:p text:style-name="P1">6. Sóng Gamma: Có năng lượng cao nhất và tần số ngắn nhất, được sử dụng trong y học hạt nhân và trị liệu bằng phóng xạ.</text:p>
      <text:p text:style-name="P1"/>
      <text:p text:style-name="P1">Những loại sóng điện từ này có các bước sóng và năng lượng khác nhau và được ứng dụng trong nhiều lĩnh vực khác nhau, từ viễn thông đến y học và nghiên cứu khoa học.</text:p>
      <text:p text:style-name="P1"/>
      <text:p text:style-name="P1">Tia hồng ngoại là một dạng sóng điện từ có bước sóng dài hơn so với ánh sáng nhìn thấy, nhưng ngắn hơn so với tia viễn thị. Tia hồng ngoại có nhiệt độ cao hơn so với môi trường xung quanh, và điều này đã đem lại nhiều ứng dụng trong nhiều lĩnh vực khác nhau. Dưới đây là một số công dụng của tia hồng ngoại:</text:p>
      <text:p text:style-name="P1"><text:soft-page-break/></text:p>
      <text:p text:style-name="P1">1. Điều khiển từ xa: Tia hồng ngoại được sử dụng rộng rãi trong thiết bị điều khiển từ xa cho TV, điều hòa không khí, đầu thu TV, máy chiếu và nhiều thiết bị điện tử khác.</text:p>
      <text:p text:style-name="P1"/>
      <text:p text:style-name="P1">2. Truyền thông dữ liệu: Tia hồng ngoại cũng được sử dụng trong các ứng dụng truyền thông dữ liệu ngắn khoảng cách giữa các thiết bị như điện thoại di động, máy tính, máy in, và máy tính bảng.</text:p>
      <text:p text:style-name="P1"/>
      <text:p text:style-name="P1">3. An ninh và giám sát: Các hệ thống an ninh và giám sát sử dụng tia hồng ngoại để phát hiện chuyển động và ghi lại hình ảnh trong điều kiện thiếu ánh sáng.</text:p>
      <text:p text:style-name="P1"/>
      <text:p text:style-name="P1">4. Y tế: Trong y học, tia hồng ngoại được sử dụng trong các thiết bị chẩn đoán, chẳng hạn như thiết bị đo nhiệt độ cơ thể và các thiết bị hình ảnh y học như máy chụp X-quang và máy MRI.</text:p>
      <text:p text:style-name="P1"/>
      <text:p text:style-name="P1">5. Điều trị y khoa: Tia hồng ngoại cũng được sử dụng trong các phương pháp điều trị y khoa như điều trị bằng nhiệt và làm giảm đau cơ bản.</text:p>
      <text:p text:style-name="P1"/>
      <text:p text:style-name="P1">6. Máy tạo nhiệt: Tia hồng ngoại được sử dụng trong các thiết bị tạo nhiệt như lò vi sóng và lò nướng để nấu nướng và hâm nóng thức ăn.</text:p>
      <text:p text:style-name="P1"/>
      <text:p text:style-name="P1">7. Đo nhiệt độ: Tia hồng ngoại được sử dụng để đo nhiệt độ của các vật thể và môi trường trong nhiều ứng dụng, chẳng hạn như trong công nghiệp và nghiên cứu khoa học.</text:p>
      <text:p text:style-name="P1"/>
      <text:p text:style-name="P1">Tóm lại, tia hồng ngoại có nhiều ứng dụng rộng rãi trong cuộc sống hàng ngày, từ viễn thông đến y học, từ công nghiệp đến gia đình, giúp cải thiện hiệu quả và tiện ích của nhiều thiết bị và ứng dụng khác nhau.</text:p>
      <text:p text:style-name="P1"/>
      <text:p text:style-name="P1">Tia tử ngoại là một dạng sóng điện từ có bước sóng ngắn hơn so với ánh sáng nhìn thấy, và nó có năng lượng cao hơn. Tia tử ngoại có một số ứng dụng quan trọng trong nhiều lĩnh vực, bao gồm:</text:p>
      <text:p text:style-name="P1"/>
      <text:p text:style-name="P1">1. Y học: Tia tử ngoại được sử dụng trong nhiều ứng dụng y học, như trong phẫu thuật da liễu, điều trị ánh sáng cho các bệnh lý da, và cả trong xét nghiệm máu. Tia tử ngoại có khả năng xuyên qua da và các mô cơ bản khác, giúp đưa ra chẩn đoán và điều trị hiệu quả.</text:p>
      <text:p text:style-name="P1"/>
      <text:p text:style-name="P1">2. Công nghiệp: Trong công nghiệp, tia tử ngoại được sử dụng trong kiểm tra chất lượng và kiểm soát quy trình sản xuất. Chúng được áp dụng trong việc kiểm tra và xử lý các bề mặt, sơn, mực in, và liên kết trong các sản phẩm.</text:p>
      <text:p text:style-name="P1"/>
      <text:p text:style-name="P1">3. Truyền thông dữ liệu: Tia tử ngoại có khả năng truyền thông dữ liệu với tốc độ rất <text:soft-page-break/>cao, nhanh hơn nhiều lần so với sóng vô tuyến. Do đó, chúng được sử dụng trong việc truyền thông dữ liệu trong mạng cáp quang và các ứng dụng liên quan đến truyền thông dữ liệu quang học.</text:p>
      <text:p text:style-name="P1"/>
      <text:p text:style-name="P1">4. Thiết bị hồng ngoại: Tia tử ngoại được sử dụng trong thiết bị như bộ đo nhiệt độ không tiếp xúc, bộ xác định hình dạng bề mặt, máy ảnh hồng ngoại, và các thiết bị giám sát nhiệt độ và hình ảnh.</text:p>
      <text:p text:style-name="P1"/>
      <text:p text:style-name="P1">5. Phân tích hóa học: Tia tử ngoại có thể được sử dụng trong phân tích hóa học để xác định thành phần và cấu trúc của các chất. Phổ hồng ngoại là một công cụ quan trọng trong việc xác định các phân tử và chất hữu cơ.</text:p>
      <text:p text:style-name="P1"/>
      <text:p text:style-name="P1">6. Tiêu diệt vi khuẩn và vi rút: Tia tử ngoại có tính kháng khuẩn, vì vậy chúng được sử dụng trong một số ứng dụng để tiêu diệt vi khuẩn và vi rút trong môi trường y tế và công nghiệp.</text:p>
      <text:p text:style-name="P1"/>
      <text:p text:style-name="P1">Tuy nhiên, tia tử ngoại cũng có thể gây hại đến sức khỏe nếu tiếp xúc lâu dài và không đúng cách. Việc sử dụng tia tử ngoại nên được thực hiện cẩn thận và tuân thủ các quy định an toàn.</text:p>
      <text:p text:style-name="P1"/>
      <text:p text:style-name="P1">Tia X (X-quang) là một dạng sóng điện từ có bước sóng rất ngắn và năng lượng cao. Có nhiều ứng dụng quan trọng của tia X trong nhiều lĩnh vực khác nhau, bao gồm:</text:p>
      <text:p text:style-name="P1"/>
      <text:p text:style-name="P1">1. Chẩn đoán y học: Tia X được sử dụng rộng rãi trong chẩn đoán y học, đặc biệt trong việc chụp X-quang để xem xét cấu trúc và các bộ phận trong cơ thể như xương, phổi, tim, và ruột. Phép chụp X-quang cung cấp thông tin hình ảnh nhanh chóng và không xâm lấn giúp bác sĩ đưa ra chẩn đoán và giám sát tình trạng sức khỏe của bệnh nhân.</text:p>
      <text:p text:style-name="P1"/>
      <text:p text:style-name="P1">2. Y học hạt nhân: Tia X cũng được sử dụng trong công nghệ hạt nhân như chụp CT (Computed Tomography) hoặc PET (Positron Emission Tomography), để tạo ra hình ảnh 3D của cơ thể, giúp chẩn đoán và theo dõi các bệnh lý phức tạp hơn.</text:p>
      <text:p text:style-name="P1"/>
      <text:p text:style-name="P1">3. Công nghiệp: Tia X được sử dụng trong công nghiệp để kiểm tra chất lượng sản phẩm, kiểm tra độ dày và kết cấu của các vật liệu, kiểm tra hàn, và kiểm tra các chi tiết phức tạp của máy móc.</text:p>
      <text:p text:style-name="P1"/>
      <text:p text:style-name="P1">4. Nghiên cứu khoa học: Tia X được sử dụng trong nghiên cứu vật lý và hóa học, cung cấp thông tin về cấu trúc nguyên tử và tinh thể.</text:p>
      <text:p text:style-name="P1"/>
      <text:p text:style-name="P1">5. An ninh và kiểm soát: Tia X cũng được sử dụng trong an ninh và kiểm soát, như trong các máy quét an ninh ở sân bay để kiểm tra hành lý và hành khách.</text:p>
      <text:p text:style-name="P1"/>
      <text:p text:style-name="P1"><text:soft-page-break/>6. Trị liệu bằng phóng xạ: Ngoài việc được sử dụng để chẩn đoán, tia X cũng có thể được sử dụng để điều trị bằng phóng xạ trong điều trị ung thư và một số bệnh lý khác.</text:p>
      <text:p text:style-name="P1"/>
      <text:p text:style-name="P1">Tuy nhiên, do tia X có năng lượng cao, nếu không sử dụng đúng cách và không tuân thủ các biện pháp an toàn, chúng có thể gây hại đến sức khỏe. Việc sử dụng tia X nên được thực hiện bởi các chuyên gia đào tạo và tuân thủ các hướng dẫn an toàn.</text:p>
      <text:p text:style-name="P1"/>
      <text:p text:style-name="P1">Ưu điểm của việc sử dụng tia X (X-quang) trong chẩn đoán y học:</text:p>
      <text:p text:style-name="P1"/>
      <text:p text:style-name="P1">1. Nhanh chóng và hiệu quả: Phép chụp X-quang tạo ra hình ảnh nhanh chóng, giúp bác sĩ chẩn đoán và giám sát tình trạng sức khỏe của bệnh nhân một cách hiệu quả. Nó cung cấp thông tin hình ảnh tức thì về cấu trúc và bộ phận trong cơ thể.</text:p>
      <text:p text:style-name="P1"/>
      <text:p text:style-name="P1">2. Không xâm lấn: X-quang là một phương pháp không xâm lấn, không đòi hỏi phẫu thuật hay đâm chọc da, giúp giảm đau và rủi ro cho bệnh nhân.</text:p>
      <text:p text:style-name="P1"/>
      <text:p text:style-name="P1">3. Phổ biến và phát triển: Công nghệ chụp X-quang đã được phát triển từ lâu và trở nên phổ biến, nên dễ dàng tiếp cận và sử dụng trong nhiều cơ sở y tế.</text:p>
      <text:p text:style-name="P1"/>
      <text:p text:style-name="P1">4. Tính sẵn có: Máy chụp X-quang có thể được sử dụng 24/7, giúp khẩn cấp trong các tình huống y tế cần thiết.</text:p>
      <text:p text:style-name="P1"/>
      <text:p text:style-name="P1">5. Chi phí thấp: So với một số phương pháp chẩn đoán hình ảnh khác như MRI hoặc CT, chi phí của X-quang thường thấp hơn.</text:p>
      <text:p text:style-name="P1"/>
      <text:p text:style-name="P1">Tuy nhiên, cũng có một số hạn chế và rủi ro khi sử dụng tia X trong chẩn đoán y học:</text:p>
      <text:p text:style-name="P1"/>
      <text:p text:style-name="P1">1. Bức xạ: X-quang là một dạng tia ion hóa có năng lượng cao, có thể gây hại đến tế bào và gây tác động xấu lên tế bào, đặc biệt khi sử dụng thường xuyên hoặc trong mức độ cao.</text:p>
      <text:p text:style-name="P1"/>
      <text:p text:style-name="P1">2. Đối với thai nhi: Phụ nữ mang thai cần cân nhắc sử dụng X-quang, vì tia X có thể gây hại cho thai nhi.</text:p>
      <text:p text:style-name="P1"/>
      <text:p text:style-name="P1">3. Giới hạn hình ảnh: X-quang không phân biệt rõ ràng các cấu trúc mềm và không hiển thị hình ảnh 3D, nên không thể xem được chi tiết rõ ràng về cấu trúc phức tạp như cơ tim hoặc não.</text:p>
      <text:p text:style-name="P1"/>
      <text:p text:style-name="P1">4. Giới hạn về cấu trúc mô: X-quang không thể thẩm định chất lượng mô, như sự lên men hoặc viêm nhiễm, chỉ cung cấp thông tin về cấu trúc và độ rõ ràng.</text:p>
      <text:p text:style-name="P1"/>
      <text:p text:style-name="P1">5. Điều chỉnh dáng và bộ phận xung quanh: Việc điều chỉnh dáng và bộ phận xung <text:soft-page-break/>quanh bệnh nhân có thể cần thiết để đảm bảo hình ảnh chính xác, nhưng điều này có thể gây khó khăn trong một số trường hợp đặc biệt.</text:p>
      <text:p text:style-name="P1"/>
      <text:p text:style-name="P1">Trong việc sử dụng tia X, việc cân nhắc giữa ưu điểm và hạn chế, đồng thời tuân thủ các biện pháp an toàn là rất quan trọng để đảm bảo sự an toàn và hiệu quả trong chẩn đoán y học. Bác sĩ và kỹ thuật viên chụp X-quang nên được đào tạo đúng cách để giảm thiểu tiềm ẩn và tối đa hóa lợi ích của việc sử dụng tia X cho bệnh nhâ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1" svg:font-family="'DejaVu Sans'" style:font-family-generic="swiss"/>
    <style:font-face style:name="Times New Roman" svg:font-family="'Times New Roman'" style:font-family-generic="roman" style:font-pitch="variable"/>
    <style:font-face style:name="Tinos" svg:font-family="Tinos" style:font-family-generic="roman" style:font-pitch="variable"/>
    <style:font-face style:name="Arimo" svg:font-family="Arimo" style:font-family-generic="swiss" style:font-pitch="variable"/>
    <style:font-face style:name="AR PL UMing CN" svg:font-family="'AR PL UMing CN'"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AR PL UMing CN"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AR PL UMing CN"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ung Truong</meta:initial-creator>
    <meta:creation-date>2023-07-25T20:42:48</meta:creation-date>
    <dc:date>2023-07-27T21:08:12</dc:date>
    <dc:creator>Trung Truong</dc:creator>
    <meta:editing-duration>PT23M39S</meta:editing-duration>
    <meta:editing-cycles>3</meta:editing-cycles>
    <meta:generator>OpenOffice/4.1.14$Unix OpenOffice.org_project/4114m1$Build-9811</meta:generator>
    <meta:document-statistic meta:table-count="0" meta:image-count="0" meta:object-count="0" meta:page-count="7" meta:paragraph-count="74" meta:word-count="3010" meta:character-count="13571"/>
  </office:meta>
</office:document-meta>
</file>